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17cm" style:page-number="auto" table:align="margins" style:writing-mode="lr-tb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P1" style:family="paragraph" style:parent-style-name="Inside_20_Address_20_Name">
      <style:paragraph-properties fo:text-align="start" style:justify-single-word="false"/>
    </style:style>
    <style:style style:name="P2" style:family="paragraph" style:parent-style-name="Inside_20_Address_20_Name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Inside_20_Address">
      <style:paragraph-properties fo:text-align="start" style:justify-single-word="false"/>
    </style:style>
    <style:style style:name="P4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5" style:family="paragraph" style:parent-style-name="Inside_20_Address">
      <style:paragraph-properties fo:text-align="start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Wingdings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number:date-style style:name="N106">
      <number:day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sex" text:name="patientSex"/>
        <text:user-field-decl office:value-type="string" office:string-value="patient.entity.breed" text:name="patientBreed"/>
        <text:user-field-decl office:value-type="string" office:string-value="[openvpms:get(party:getPatientReferralVet(.),'firstName')]" text:name="refVetFirstName"/>
        <text:user-field-decl office:value-type="string" office:string-value="[openvpms:get(party:getPatientReferralVet(.),'lastName')]" text:name="refVetLastName"/>
        <text:user-field-decl office:value-type="string" office:string-value="[openvpms:get(party:getPatientReferralVetPractice(.),'name')]" text:name="refVetPracticeName"/>
        <text:user-field-decl office:value-type="string" office:string-value="[openvpms:get(party:getPatientOwner(.),'lastName')]" text:name="patientLastName"/>
        <text:user-field-decl office:value-type="string" office:string-value="patient.entity.age" text:name="patientAge"/>
        <text:user-field-decl office:value-type="string" office:string-value="[party:getFaxNumber(party:getPatientReferralVetPractice(.))]" text:name="refVetPracticeFax"/>
        <text:user-field-decl office:value-type="string" office:string-value="[user:format(openvpms:get(., 'clinician.entity'), 'long')]" text:name="clinicianName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</text:user-field-decls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10"/>
            <text:p text:style-name="P10">Insert your logo here</text:p>
            <text:p text:style-name="P10"/>
          </table:table-cell>
          <table:table-cell office:value-type="string">
            <text:p text:style-name="P11"><text:user-field-get text:name="locationName">[party:getLetterheadContacts($OpenVPMS.location)/name]</text:user-field-get></text:p>
            <text:p text:style-name="P12"><text:user-field-get text:name="locationAddress">[party:getBillingAddress(party:getLetterheadContacts($OpenVPMS.location))]</text:user-field-get></text:p>
            <text:p text:style-name="P12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12">E: <text:user-field-get text:name="locationEmail">[party:getEmailAddress(party:getLetterheadContacts($OpenVPMS.location))]</text:user-field-get></text:p>
            <text:p text:style-name="P12">W: <text:user-field-get text:name="locationWebsite">[party:getWebsite(party:getLetterheadContacts($OpenVPMS.location))]</text:user-field-get><text:line-break/></text:p>
            <text:p text:style-name="P12"><text:user-field-get text:name="locationTaxid">OpenVPMS.location.letterhead.target.companyID</text:user-field-get></text:p>
          </table:table-cell>
        </table:table-row>
      </table:table>
      <text:p text:style-name="P9"/>
      <text:p text:style-name="P6"><text:span text:style-name="T2">Fax: <text:tab/></text:span><text:span text:style-name="T3"><text:user-field-get text:name="refVetPracticeFax">[party:getFaxNumber(party:getPatientReferralVetPractice(.))]</text:user-field-get></text:span><text:span text:style-name="T2"><text:tab/><text:tab/><text:tab/><text:tab/><text:tab/><text:tab/><text:tab/><text:tab/></text:span><text:date style:data-style-name="N106" text:date-value="2016-08-01T16:52:57.81">1-Aug-16</text:date></text:p>
      <text:p text:style-name="P1"><text:span text:style-name="T4">Attention: <text:tab/>Dr </text:span><text:span text:style-name="T4"><text:user-field-get text:name="refVetFirstName">[openvpms:get(party:getPatientReferralVet(.),'firstName')]</text:user-field-get></text:span><text:span text:style-name="T4"> </text:span><text:span text:style-name="T4"><text:user-field-get text:name="refVetLastName">[openvpms:get(party:getPatientReferralVet(.),'lastName')]</text:user-field-get></text:span><text:span text:style-name="T4">, </text:span><text:span text:style-name="T4"><text:user-field-get text:name="refVetPracticeName">[openvpms:get(party:getPatientReferralVetPractice(.),'name')]</text:user-field-get></text:span></text:p>
      <text:p text:style-name="P2">Referral Letter for <text:user-field-get text:name="patientName">patient.entity.name</text:user-field-get> <text:user-field-get text:name="patientLastName">[openvpms:get(party:getPatientOwner(.),'lastName')]</text:user-field-get></text:p>
      <text:p text:style-name="P3"/>
      <text:p text:style-name="P6"><text:span text:style-name="T5">Thank you for the referral of </text:span><text:span text:style-name="T5"><text:user-field-get text:name="patientName">patient.entity.name</text:user-field-get></text:span><text:span text:style-name="T5">, a </text:span><text:span text:style-name="T5"><text:user-field-get text:name="patientAge">patient.entity.age</text:user-field-get></text:span><text:span text:style-name="T5"> old, </text:span><text:span text:style-name="T5"><text:user-field-get text:name="patientSex">patient.entity.sex</text:user-field-get></text:span><text:span text:style-name="T5"> </text:span><text:span text:style-name="T5"><text:user-field-get text:name="patientBreed">patient.entity.breed</text:user-field-get></text:span><text:span text:style-name="T5">. </text:span></text:p>
      <text:p text:style-name="P7"/>
      <text:p text:style-name="P8">Presenting Complaint: </text:p>
      <text:p text:style-name="P8">History: </text:p>
      <text:p text:style-name="P8">Clinical Examination Findings: </text:p>
      <text:p text:style-name="P8">Diagnostic Testing: </text:p>
      <text:p text:style-name="P8">Diagnosis: </text:p>
      <text:p text:style-name="P8">Surgery: </text:p>
      <text:p text:style-name="P8">Plan: </text:p>
      <text:p text:style-name="P8">Prognosis: </text:p>
      <text:p text:style-name="P7"/>
      <text:p text:style-name="P7"/>
      <text:p text:style-name="P7"/>
      <text:p text:style-name="P8"/>
      <text:p text:style-name="P4">Please call or email me if I can be of further assistance in this case or any other. </text:p>
      <text:p text:style-name="P4"/>
      <text:p text:style-name="P4"/>
      <text:p text:style-name="P4">Thanks,</text:p>
      <text:p text:style-name="P4"><text:soft-page-break/></text:p>
      <text:p text:style-name="P4"/>
      <text:p text:style-name="P4"/>
      <text:p text:style-name="P4">------------------------------------------------</text:p>
      <text:p text:style-name="P5"><text:user-field-get text:name="clinicianName">[user:format(openvpms:get(., 'clinician.entity'), 'long')]</text:user-field-get>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left="0.635cm" fo:margin-right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left="1.27cm" fo:margin-right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default-outline-level="6" style:class="text">
      <style:paragraph-properties fo:margin-left="1.905cm" fo:margin-right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-left="0.635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-left="0.635cm" fo:margin-right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-left="0cm" fo:margin-right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-left="0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Wingding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</text:span> <text:s/>Page <text:page-number style:num-format="1" text:select-page="current"/><text:tab/><text:tab/><text:date style:data-style-name="N76" text:date-value="2016-08-01T16:52:57.80">1 August 2016</text:dat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March 12, 2006</dc:title>
    <meta:initial-creator>Sam Snelling</meta:initial-creator>
    <meta:creation-date>2006-03-12T06:57:00</meta:creation-date>
    <dc:creator>Tim Gething</dc:creator>
    <dc:date>2016-08-01T16:52:57.76</dc:date>
    <meta:print-date>2006-05-13T01:07:00</meta:print-date>
    <dc:language>en-US</dc:language>
    <meta:editing-cycles>55</meta:editing-cycles>
    <meta:editing-duration>PT11H14M43S</meta:editing-duration>
    <meta:document-statistic meta:table-count="1" meta:image-count="0" meta:object-count="0" meta:page-count="2" meta:paragraph-count="24" meta:word-count="80" meta:character-count="1315"/>
    <meta:user-defined meta:name="Info 1"/>
    <meta:user-defined meta:name="Info 2"/>
    <meta:user-defined meta:name="Info 3"/>
    <meta:user-defined meta:name="Info 4"/>
  </office:meta>
</office:document-meta>
</file>